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0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2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7" style:family="paragraph">
      <loext:graphic-properties draw:fill-color="#fff200"/>
      <style:paragraph-properties fo:text-align="center"/>
    </style:style>
    <style:style style:name="P8" style:family="paragraph">
      <loext:graphic-properties draw:fill-color="#00a65d"/>
      <style:paragraph-properties fo:text-align="center"/>
    </style:style>
    <style:style style:name="P9" style:family="paragraph"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-color="#ed1c24"/>
      <style:paragraph-properties fo:text-align="center"/>
    </style:style>
    <style:style style:name="P14" style:family="paragraph">
      <loext:graphic-properties draw:fill-color="#ffff38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9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20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fo:color="#0066b3" loext:opacity="100%" fo:font-size="15pt" style:font-size-asian="15pt" style:font-size-complex="15pt"/>
    </style:style>
    <style:style style:name="T7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Ejemplos de resolucion de problemas mas complejos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2" draw:text-style-name="P4" draw:layer="layout" svg:width="18.4cm" svg:height="12.027cm" svg:x="1.4cm" svg:y="1.373cm">
          <draw:text-box>
            <text:p>Ya tenemos todo lo necesario.</text:p>
            <text:p>Veamos paso a paso como resuelve el problema.</text:p>
            <text:p/>
            <text:p>Imaginemos que el tablero es un laberinto,</text:p>
            <text:p>y que queremos saber cual es el camino que va desde la entrada hasta la salida.</text:p>
            <text:p>Digamos que la entrada esta en la casilla A1,</text:p>
            <text:p>y que la salida esta en la casilla H8.</text:p>
            <text:p/>
            <text:p/>
            <text:p>Queremos saber,</text:p>
            <text:p>cual es el camino que lleva desde la entrada hasta la salida del laberinto ?</text:p>
            <text:p/>
          </draw:text-box>
        </draw:frame>
        <draw:frame draw:style-name="gr3" draw:text-style-name="P5" draw:layer="layout" svg:width="6.363cm" svg:height="6.376cm" svg:x="6.939cm" svg:y="17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4" draw:text-style-name="P6" draw:layer="layout" svg:width="1.679cm" svg:height="0.569cm" svg:x="11.103cm" svg:y="23.902cm">
          <draw:text-box>
            <text:p><text:span text:style-name="T3">(dibujo 5)</text:span></text:p>
          </draw:text-box>
        </draw:frame>
        <draw:custom-shape draw:style-name="gr5" draw:text-style-name="P7" draw:layer="layout" svg:width="0.6cm" svg:height="0.6cm" svg:x="7.302cm" svg:y="22.8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6cm" svg:height="0.6cm" svg:x="12.202cm" svg:y="17.8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4cm" svg:height="0.8cm" svg:x="7.902cm" svg:y="24.001cm">
          <text:p text:style-name="P9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2.4cm" svg:height="0.8cm" svg:x="12.702cm" svg:y="19.001cm">
          <text:p text:style-name="P9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9" draw:text-style-name="P4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3" draw:text-style-name="P5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679cm" svg:height="0.569cm" svg:x="11.202cm" svg:y="13.301cm">
          <draw:text-box>
            <text:p><text:span text:style-name="T3">(dibujo 1)</text:span></text:p>
          </draw:text-box>
        </draw:frame>
        <draw:frame draw:style-name="gr11" draw:text-style-name="P4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an, generando otros estados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679cm" svg:height="0.569cm" svg:x="5.402cm" svg:y="7.701cm">
          <draw:text-box>
            <text:p><text:span text:style-name="T3">(dibujo 1)</text:span></text:p>
          </draw:text-box>
        </draw:frame>
        <draw:frame draw:style-name="gr3" draw:text-style-name="P5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679cm" svg:height="0.569cm" svg:x="17.4cm" svg:y="9.5cm">
          <draw:text-box>
            <text:p><text:span text:style-name="T3">(dibujo 2)</text:span></text:p>
          </draw:text-box>
        </draw:frame>
        <draw:frame draw:style-name="gr4" draw:text-style-name="P6" draw:layer="layout" svg:width="1.679cm" svg:height="0.569cm" svg:x="14.601cm" svg:y="19.301cm">
          <draw:text-box>
            <text:p><text:span text:style-name="T3">(dibujo 3)</text:span></text:p>
          </draw:text-box>
        </draw:frame>
        <draw:frame draw:style-name="gr3" draw:text-style-name="P5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679cm" svg:height="0.569cm" svg:x="5.902cm" svg:y="25.201cm">
          <draw:text-box>
            <text:p><text:span text:style-name="T3">(dibujo 4)</text:span></text:p>
          </draw:text-box>
        </draw:frame>
        <draw:custom-shape draw:style-name="gr12" draw:text-style-name="P14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4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4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draw:frame draw:style-name="gr3" draw:text-style-name="P5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13" draw:text-style-name="P4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14" draw:text-style-name="P16" draw:layer="layout" svg:width="11.637cm" svg:height="8.783cm" svg:x="1.2cm" svg:y="8.417cm">
          <draw:text-box>
            <text:p text:style-name="P15">Sus hijos serán como el, un tablero con una ficha.</text:p>
            <text:p text:style-name="P15">Pero no deben ser iguales, </text:p>
            <text:p text:style-name="P15">así que la ficha estará en otra posición.</text:p>
            <text:p text:style-name="P15"/>
            <text:p text:style-name="P15">Digamos que la ficha solo puede moverse una casilla en cada generación </text:p>
            <text:p text:style-name="P15">En cualquier dirección, pero solo una casilla.</text:p>
            <text:p/>
          </draw:text-box>
        </draw:frame>
        <draw:frame draw:style-name="gr4" draw:text-style-name="P6" draw:layer="layout" svg:width="1.679cm" svg:height="0.569cm" svg:x="17.4cm" svg:y="15cm">
          <draw:text-box>
            <text:p><text:span text:style-name="T3">(dibujo 2)</text:span></text:p>
          </draw:text-box>
        </draw:frame>
        <draw:frame draw:style-name="gr4" draw:text-style-name="P6" draw:layer="layout" svg:width="1.679cm" svg:height="0.569cm" svg:x="16.601cm" svg:y="24.301cm">
          <draw:text-box>
            <text:p><text:span text:style-name="T3">(dibujo 3)</text:span></text:p>
          </draw:text-box>
        </draw:frame>
        <draw:frame draw:style-name="gr4" draw:text-style-name="P6" draw:layer="layout" svg:width="1.679cm" svg:height="0.569cm" svg:x="6.101cm" svg:y="28.001cm">
          <draw:text-box>
            <text:p><text:span text:style-name="T3">(dibujo 4)</text:span></text:p>
          </draw:text-box>
        </draw:frame>
        <draw:frame draw:style-name="gr4" draw:text-style-name="P6" draw:layer="layout" svg:width="1.679cm" svg:height="0.569cm" svg:x="5.401cm" svg:y="7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draw:frame draw:style-name="gr3" draw:text-style-name="P5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4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4" draw:text-style-name="P6" draw:layer="layout" svg:width="1.679cm" svg:height="0.569cm" svg:x="11.101cm" svg:y="20.501cm">
          <draw:text-box>
            <text:p><text:span text:style-name="T3">(dibujo 5)</text:span></text:p>
          </draw:text-box>
        </draw:frame>
        <draw:custom-shape draw:style-name="gr5" draw:text-style-name="P7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4cm" svg:height="0.8cm" svg:x="7.9cm" svg:y="20.6cm">
          <text:p text:style-name="P9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2.4cm" svg:height="0.8cm" svg:x="12.7cm" svg:y="15.6cm">
          <text:p text:style-name="P9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4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draw:frame draw:style-name="gr3" draw:text-style-name="P5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7" draw:layer="layout" svg:width="18.2cm" svg:height="27.98cm" svg:x="1cm" svg:y="1.4cm">
          <draw:text-box>
            <text:p><text:span text:style-name="T5">Como resuelvo el problema ?</text:span></text:p>
            <text:p><text:span text:style-name="T5"/></text:p>
            <text:p><text:span text:style-name="T5">Muy fácil</text:span></text:p>
            <text:p><text:span text:style-name="T5">Creo un tablero con una ficha en la entrada del laberinto, 'A1' (dibujo 6)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n mi toque mágico, lo doto de vida, y le llamo Adán</text:span></text:p>
            <text:p><text:span text:style-name="T5"><text:s/></text:span></text:p>
            <text:p><text:span text:style-name="T5">Y le digo: </text:span></text:p>
            <text:p><text:span text:style-name="T5"/></text:p>
            <text:p><text:span text:style-name="T5">- que viva una larga vida</text:span></text:p>
            <text:p><text:span text:style-name="T5">- que no piense en nada y solo haga lo que quiera hacer</text:span></text:p>
            <text:p><text:span text:style-name="T5">- que tenga tantos hijos como pueda</text:span></text:p>
            <text:p><text:span text:style-name="T5">- y que igual hagan sus hijos</text:span></text:p>
            <text:p><text:span text:style-name="T5">- y los hijos de sus hijos</text:span></text:p>
            <text:p><text:span text:style-name="T5">- por toda la eternidad</text:span></text:p>
            <text:p><text:span text:style-name="T5"/></text:p>
            <text:p><text:span text:style-name="T5">No importa que el sepa cual es el problema que debo resolver, solo debe vivir, disfrutar, y nada mas.</text:span></text:p>
            <text:p><text:span text:style-name="T5">Esta vida es un regalo que yo le hago,</text:span></text:p>
            <text:p><text:span text:style-name="T5">solo con una condición</text:span></text:p>
            <text:p><text:span text:style-name="T5"/></text:p>
            <text:p><text:span text:style-name="T5">Si alguno de sus descendientes esta posicionado en la casilla 'H8' (la salida), debe hacérmelo saber.</text:span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4" draw:text-style-name="P6" draw:layer="layout" svg:width="1.679cm" svg:height="0.569cm" svg:x="12.701cm" svg:y="11.901cm">
          <draw:text-box>
            <text:p><text:span text:style-name="T3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draw:frame draw:style-name="gr3" draw:text-style-name="P5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7" draw:layer="layout" svg:width="10.8cm" svg:height="3.095cm" svg:x="1cm" svg:y="1.4cm">
          <draw:text-box>
            <text:p><text:span text:style-name="T5">Si ‘A1’ tiene todos los hijos posibles, </text:span></text:p>
            <text:p><text:span text:style-name="T5">estos ocuparían las posiciones (marcadas con X)</text:span></text:p>
            <text:p><text:span text:style-name="T5">que se muestran en el dibujo 7.</text:span></text:p>
          </draw:text-box>
        </draw:frame>
        <draw:frame draw:style-name="gr4" draw:text-style-name="P6" draw:layer="layout" svg:width="1.679cm" svg:height="0.569cm" svg:x="6.501cm" svg:y="11.101cm">
          <draw:text-box>
            <text:p><text:span text:style-name="T3">(dibujo 7)</text:span></text:p>
          </draw:text-box>
        </draw:frame>
        <draw:frame draw:style-name="gr19" draw:text-style-name="P18" draw:layer="layout" svg:width="0.853cm" svg:height="0.839cm" svg:x="2.647cm" svg:y="9.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8cm" svg:y="9.101cm">
          <draw:text-box>
            <text:p><text:span text:style-name="T6">X</text:span></text:p>
          </draw:text-box>
        </draw:frame>
        <draw:frame draw:style-name="gr19" draw:text-style-name="P19" draw:layer="layout" svg:width="0.853cm" svg:height="0.839cm" svg:x="3.348cm" svg:y="9.801cm">
          <draw:text-box>
            <text:p><text:span text:style-name="T7">X</text:span></text:p>
          </draw:text-box>
        </draw:frame>
        <draw:frame draw:style-name="gr3" draw:text-style-name="P5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679cm" svg:height="0.569cm" svg:x="17.202cm" svg:y="14.001cm">
          <draw:text-box>
            <text:p><text:span text:style-name="T3">(dibujo 8)</text:span></text:p>
          </draw:text-box>
        </draw:frame>
        <draw:frame draw:style-name="gr20" draw:text-style-name="P17" draw:layer="layout" svg:width="9.202cm" svg:height="1.673cm" svg:x="10.2cm" svg:y="5.4cm">
          <draw:text-box>
            <text:p><text:span text:style-name="T5">Entonces, entre ellos nace ‘B2’</text:span></text:p>
            <text:p><text:span text:style-name="T5">(dibujo 8)</text:span></text:p>
          </draw:text-box>
        </draw:frame>
        <draw:custom-shape draw:style-name="gr21" draw:text-style-name="P20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8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7" draw:layer="layout" svg:width="10.8cm" svg:height="5.195cm" svg:x="1cm" svg:y="13cm">
          <draw:text-box>
            <text:p><text:span text:style-name="T5">Ahora que ‘B2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9.</text:span></text:p>
          </draw:text-box>
        </draw:frame>
        <draw:frame draw:style-name="gr4" draw:text-style-name="P6" draw:layer="layout" svg:width="1.679cm" svg:height="0.569cm" svg:x="6.501cm" svg:y="24.801cm">
          <draw:text-box>
            <text:p><text:span text:style-name="T3">(dibujo 9)</text:span></text:p>
          </draw:text-box>
        </draw:frame>
        <draw:frame draw:style-name="gr19" draw:text-style-name="P18" draw:layer="layout" svg:width="0.853cm" svg:height="0.839cm" svg:x="2.647cm" svg:y="22.8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048cm" svg:y="22.101cm">
          <draw:text-box>
            <text:p><text:span text:style-name="T6">X</text:span></text:p>
          </draw:text-box>
        </draw:frame>
        <draw:frame draw:style-name="gr19" draw:text-style-name="P19" draw:layer="layout" svg:width="0.853cm" svg:height="0.839cm" svg:x="3.348cm" svg:y="23.501cm">
          <draw:text-box>
            <text:p><text:span text:style-name="T7">X</text:span></text:p>
          </draw:text-box>
        </draw:frame>
        <draw:frame draw:style-name="gr3" draw:text-style-name="P5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6" draw:layer="layout" svg:width="1.836cm" svg:height="0.569cm" svg:x="17.202cm" svg:y="27.701cm">
          <draw:text-box>
            <text:p><text:span text:style-name="T3">(dibujo 10)</text:span></text:p>
          </draw:text-box>
        </draw:frame>
        <draw:frame draw:style-name="gr25" draw:text-style-name="P17" draw:layer="layout" svg:width="9.235cm" svg:height="1.673cm" svg:x="10.2cm" svg:y="19.1cm">
          <draw:text-box>
            <text:p><text:span text:style-name="T5">Entonces, entre ellos nace ‘C3’</text:span></text:p>
            <text:p><text:span text:style-name="T5">(dibujo 10)</text:span></text:p>
          </draw:text-box>
        </draw:frame>
        <draw:custom-shape draw:style-name="gr21" draw:text-style-name="P20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8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8" draw:layer="layout" svg:width="0.853cm" svg:height="0.839cm" svg:x="4.049cm" svg:y="22.1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9cm" svg:y="22.1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049cm" svg:y="23.5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049cm" svg:y="22.8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2.649cm" svg:y="22.1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2.649cm" svg:y="23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7" draw:layer="layout" svg:width="10.8cm" svg:height="5.195cm" svg:x="1cm" svg:y="1cm">
          <draw:text-box>
            <text:p><text:span text:style-name="T5">Y ahora que ‘C3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6" draw:text-style-name="P6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19" draw:text-style-name="P18" draw:layer="layout" svg:width="0.853cm" svg:height="0.839cm" svg:x="3.347cm" svg:y="10.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748cm" svg:y="9.401cm">
          <draw:text-box>
            <text:p><text:span text:style-name="T6">X</text:span></text:p>
          </draw:text-box>
        </draw:frame>
        <draw:frame draw:style-name="gr19" draw:text-style-name="P19" draw:layer="layout" svg:width="0.853cm" svg:height="0.839cm" svg:x="4.048cm" svg:y="10.801cm">
          <draw:text-box>
            <text:p><text:span text:style-name="T7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6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25" draw:text-style-name="P17" draw:layer="layout" svg:width="9.235cm" svg:height="1.673cm" svg:x="10.2cm" svg:y="7.1cm">
          <draw:text-box>
            <text:p><text:span text:style-name="T5">Entonces, entre ellos nace ‘D4’</text:span></text:p>
            <text:p><text:span text:style-name="T5">(dibujo 12)</text:span></text:p>
          </draw:text-box>
        </draw:frame>
        <draw:custom-shape draw:style-name="gr21" draw:text-style-name="P20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8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8" draw:layer="layout" svg:width="0.853cm" svg:height="0.839cm" svg:x="4.749cm" svg:y="9.4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049cm" svg:y="9.4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749cm" svg:y="10.8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749cm" svg:y="10.1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9cm" svg:y="9.4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9cm" svg:y="10.802cm">
          <draw:text-box>
            <text:p><text:span text:style-name="T6">X</text:span></text:p>
          </draw:text-box>
        </draw:frame>
        <draw:frame draw:style-name="gr27" draw:text-style-name="P4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3" draw:text-style-name="P5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6" draw:layer="layout" svg:width="1.836cm" svg:height="0.569cm" svg:x="6.103cm" svg:y="25.401cm">
          <draw:text-box>
            <text:p><text:span text:style-name="T3">(dibujo 13)</text:span></text:p>
          </draw:text-box>
        </draw:frame>
        <draw:frame draw:style-name="gr28" draw:text-style-name="P4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29" draw:text-style-name="P4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draw:frame draw:style-name="gr30" draw:text-style-name="P17" draw:layer="layout" svg:width="18.8cm" svg:height="20.87cm" svg:x="1cm" svg:y="1.001cm">
          <draw:text-box>
            <text:p><text:span text:style-name="T5">Que ha sucedido 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odríamos decir que el problema se ha resuelto solo.</text:span></text:p>
            <text:p><text:span text:style-name="T5"/></text:p>
            <text:p><text:span text:style-name="T5">Nadie ha pensado.</text:span></text:p>
            <text:p><text:span text:style-name="T5"/></text:p>
            <text:p><text:span text:style-name="T5">No se ha utilizado un cerebro para resolver el problema.</text:span></text:p>
            <text:p><text:span text:style-name="T5"/></text:p>
            <text:p><text:span text:style-name="T5">Ninguno de los individuos involucrados en la resolución </text:span></text:p>
            <text:p><text:span text:style-name="T5">conocía el problema que queríamos resolver,</text:span></text:p>
            <text:p><text:span text:style-name="T5">y ninguno de ellos tenía un cerebro.</text:span></text:p>
            <text:p><text:span text:style-name="T5"/></text:p>
            <text:p><text:span text:style-name="T5">Solo es reproducció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iénsalo unos días.</text:span></text:p>
            <text:p><text:span text:style-name="T5">La próxima semana empezaremos a sacar conclusiones.</text:span></text:p>
            <text:p><text:span text:style-name="T5"/></text:p>
            <text:p><text:span text:style-name="T5">Este sencillo experimento tiene muchas e importantes implicaciones.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1-21T17:12:25.868000000</dc:date>
    <meta:editing-duration>PT3H20M36S</meta:editing-duration>
    <meta:editing-cycles>50</meta:editing-cycles>
    <meta:generator>LibreOffice/7.3.5.2$Windows_X86_64 LibreOffice_project/184fe81b8c8c30d8b5082578aee2fed2ea847c01</meta:generator>
    <meta:document-statistic meta:object-count="165"/>
  </office:meta>
</office:document-meta>
</file>